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808080" draw:marker-start-width="0.196cm" draw:marker-end-width="0.196cm" draw:textarea-horizontal-align="justify" draw:textarea-vertical-align="middle" draw:auto-grow-height="false" fo:padding-top="0.121cm" fo:padding-bottom="0.121cm" fo:padding-left="0.246cm" fo:padding-right="0.246cm"/>
    </style:style>
    <style:style style:name="gr2" style:family="graphic" style:parent-style-name="standard">
      <style:graphic-properties svg:stroke-width="0.152cm" svg:stroke-color="#808000" draw:marker-start-width="0.427cm" draw:marker-end-width="0.427cm" draw:fill="solid" draw:fill-color="#800000" draw:textarea-vertical-align="middle" fo:padding-top="0.2cm" fo:padding-bottom="0.2cm" fo:padding-left="0.325cm" fo:padding-right="0.325cm"/>
    </style:style>
    <style:style style:name="gr3" style:family="graphic" style:parent-style-name="standard">
      <style:graphic-properties svg:stroke-width="0.152cm" svg:stroke-color="#808000" draw:marker-start-width="0.427cm" draw:marker-end-width="0.427cm" draw:fill="solid" draw:fill-color="#800080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12.191cm" svg:height="8cm" svg:x="1.762cm" svg:y="4.556cm" svg:viewBox="0 0 12192 8001" draw:points="0,8001 0,0 12192,0 12192,8001">
          <text:p/>
        </draw:polygon>
        <draw:polygon draw:style-name="gr2" draw:text-style-name="P1" draw:layer="layout" svg:width="5.46cm" svg:height="5.841cm" svg:x="3.032cm" svg:y="5.318cm" svg:viewBox="0 0 5461 5842" draw:points="1397,0 1270,0 0,2794 2540,5842 4064,4064 5461,1016">
          <text:p/>
        </draw:polygon>
        <draw:polygon draw:style-name="gr3" draw:text-style-name="P1" draw:layer="layout" svg:width="5.968cm" svg:height="6.603cm" svg:x="5.572cm" svg:y="5.318cm" svg:viewBox="0 0 5969 6604" draw:points="2921,1016 5715,0 5969,5207 2794,6604 0,5842 1524,4064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unifont" style:font-family-generic-asian="system" style:font-pitch-asian="variable" style:font-size-asian="18pt" style:font-style-asian="normal" style:font-weight-asian="normal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19T18:14:47</meta:creation-date>
    <dc:date>2013-03-19T20:45:42</dc:date>
    <meta:editing-duration>PT1H28M52S</meta:editing-duration>
    <meta:editing-cycles>2</meta:editing-cycles>
    <meta:generator>LibreOffice/3.6$Linux_X86_64 LibreOffice_project/360m1$Build-3</meta:generator>
    <meta:document-statistic meta:object-count="3"/>
  </office:meta>
</office:document-meta>
</file>